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30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3mm" svg:height="89.78mm" svg:x="249.46mm" svg:y="167.08mm">
            <loext:p draw:notify-on-update-of-ranges="Sheet1.C39:Sheet1.C71 Sheet1.D39:Sheet1.D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49.46mm" svg:y="338.68mm">
            <loext:p draw:notify-on-update-of-ranges="Sheet1.C76:Sheet1.C108 Sheet1.D76:Sheet1.D10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0.1mm" svg:height="89.93mm" svg:x="237.4mm" svg:y="501.6mm">
            <loext:p draw:notify-on-update-of-ranges="Sheet1.C113:Sheet1.C145 Sheet1.D113:Sheet1.D1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3mm" svg:height="90.05mm" svg:x="249.46mm" svg:y="9.04mm">
            <loext:p draw:notify-on-update-of-ranges="Sheet1.C2:Sheet1.C34 Sheet1.D2:Sheet1.D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160.1mm" svg:height="89.93mm" svg:x="203.5mm" svg:y="680.35mm">
            <loext:p draw:notify-on-update-of-ranges="Sheet1.C150:Sheet1.C182 Sheet1.D150:Sheet1.D182 Sheet1.C150:Sheet1.C182 Sheet1.E150:Sheet1.E182 Sheet1.C150:Sheet1.C182 Sheet1.F150:Sheet1.F18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4*[.C2]^2-6*[.C2]+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4*[.C3]^2-6*[.C3]+4" office:value-type="float" office:value="2" calcext:value-type="float">
            <text:p>2</text:p>
          </table:table-cell>
          <table:table-cell table:number-columns-repeated="3"/>
          <table:table-cell table:formula="of:=[.H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4*[.C4]^2-6*[.C4]+4" office:value-type="float" office:value="8" calcext:value-type="float">
            <text:p>8</text:p>
          </table:table-cell>
          <table:table-cell table:number-columns-repeated="3"/>
          <table:table-cell table:formula="of:=[.H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4*[.C5]^2-6*[.C5]+4" office:value-type="float" office:value="22" calcext:value-type="float">
            <text:p>22</text:p>
          </table:table-cell>
          <table:table-cell table:number-columns-repeated="3"/>
          <table:table-cell table:formula="of:=[.H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4*[.C6]^2-6*[.C6]+4" office:value-type="float" office:value="44" calcext:value-type="float">
            <text:p>44</text:p>
          </table:table-cell>
          <table:table-cell table:number-columns-repeated="3"/>
          <table:table-cell table:formula="of:=[.H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4*[.C7]^2-6*[.C7]+4" office:value-type="float" office:value="74" calcext:value-type="float">
            <text:p>74</text:p>
          </table:table-cell>
          <table:table-cell table:number-columns-repeated="3"/>
          <table:table-cell table:formula="of:=[.H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4*[.C8]^2-6*[.C8]+4" office:value-type="float" office:value="112" calcext:value-type="float">
            <text:p>112</text:p>
          </table:table-cell>
          <table:table-cell table:number-columns-repeated="3"/>
          <table:table-cell table:formula="of:=[.H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4*[.C9]^2-6*[.C9]+4" office:value-type="float" office:value="158" calcext:value-type="float">
            <text:p>158</text:p>
          </table:table-cell>
          <table:table-cell table:number-columns-repeated="3"/>
          <table:table-cell table:formula="of:=[.H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4*[.C10]^2-6*[.C10]+4" office:value-type="float" office:value="212" calcext:value-type="float">
            <text:p>212</text:p>
          </table:table-cell>
          <table:table-cell table:number-columns-repeated="3"/>
          <table:table-cell table:formula="of:=[.H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4*[.C11]^2-6*[.C11]+4" office:value-type="float" office:value="274" calcext:value-type="float">
            <text:p>274</text:p>
          </table:table-cell>
          <table:table-cell table:number-columns-repeated="3"/>
          <table:table-cell table:formula="of:=[.H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4*[.C12]^2-6*[.C12]+4" office:value-type="float" office:value="344" calcext:value-type="float">
            <text:p>344</text:p>
          </table:table-cell>
          <table:table-cell table:number-columns-repeated="3"/>
          <table:table-cell table:formula="of:=[.H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4*[.C13]^2-6*[.C13]+4" office:value-type="float" office:value="422" calcext:value-type="float">
            <text:p>422</text:p>
          </table:table-cell>
          <table:table-cell table:number-columns-repeated="3"/>
          <table:table-cell table:formula="of:=[.H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4*[.C14]^2-6*[.C14]+4" office:value-type="float" office:value="508" calcext:value-type="float">
            <text:p>508</text:p>
          </table:table-cell>
          <table:table-cell table:number-columns-repeated="3"/>
          <table:table-cell table:formula="of:=[.H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4*[.C15]^2-6*[.C15]+4" office:value-type="float" office:value="602" calcext:value-type="float">
            <text:p>602</text:p>
          </table:table-cell>
          <table:table-cell table:number-columns-repeated="3"/>
          <table:table-cell table:formula="of:=[.H1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4*[.C16]^2-6*[.C16]+4" office:value-type="float" office:value="704" calcext:value-type="float">
            <text:p>704</text:p>
          </table:table-cell>
          <table:table-cell table:number-columns-repeated="3"/>
          <table:table-cell table:formula="of:=[.H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4*[.C17]^2-6*[.C17]+4" office:value-type="float" office:value="814" calcext:value-type="float">
            <text:p>814</text:p>
          </table:table-cell>
          <table:table-cell table:number-columns-repeated="3"/>
          <table:table-cell table:formula="of:=[.H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4*[.C18]^2-6*[.C18]+4" office:value-type="float" office:value="932" calcext:value-type="float">
            <text:p>932</text:p>
          </table:table-cell>
          <table:table-cell table:number-columns-repeated="3"/>
          <table:table-cell table:formula="of:=[.H1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4*[.C19]^2-6*[.C19]+4" office:value-type="float" office:value="1058" calcext:value-type="float">
            <text:p>1058</text:p>
          </table:table-cell>
          <table:table-cell table:number-columns-repeated="3"/>
          <table:table-cell table:formula="of:=[.H1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4*[.C20]^2-6*[.C20]+4" office:value-type="float" office:value="1192" calcext:value-type="float">
            <text:p>1192</text:p>
          </table:table-cell>
          <table:table-cell table:number-columns-repeated="3"/>
          <table:table-cell table:formula="of:=[.H1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4*[.C21]^2-6*[.C21]+4" office:value-type="float" office:value="1334" calcext:value-type="float">
            <text:p>1334</text:p>
          </table:table-cell>
          <table:table-cell table:number-columns-repeated="3"/>
          <table:table-cell table:formula="of:=[.H2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4*[.C22]^2-6*[.C22]+4" office:value-type="float" office:value="1484" calcext:value-type="float">
            <text:p>1484</text:p>
          </table:table-cell>
          <table:table-cell table:number-columns-repeated="3"/>
          <table:table-cell table:formula="of:=[.H2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4*[.C23]^2-6*[.C23]+4" office:value-type="float" office:value="1642" calcext:value-type="float">
            <text:p>1642</text:p>
          </table:table-cell>
          <table:table-cell table:number-columns-repeated="3"/>
          <table:table-cell table:formula="of:=[.H2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4*[.C24]^2-6*[.C24]+4" office:value-type="float" office:value="1808" calcext:value-type="float">
            <text:p>1808</text:p>
          </table:table-cell>
          <table:table-cell table:number-columns-repeated="3"/>
          <table:table-cell table:formula="of:=[.H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4*[.C25]^2-6*[.C25]+4" office:value-type="float" office:value="1982" calcext:value-type="float">
            <text:p>1982</text:p>
          </table:table-cell>
          <table:table-cell table:number-columns-repeated="3"/>
          <table:table-cell table:formula="of:=[.H2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4*[.C26]^2-6*[.C26]+4" office:value-type="float" office:value="2164" calcext:value-type="float">
            <text:p>2164</text:p>
          </table:table-cell>
          <table:table-cell table:number-columns-repeated="3"/>
          <table:table-cell table:formula="of:=[.H2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4*[.C27]^2-6*[.C27]+4" office:value-type="float" office:value="2354" calcext:value-type="float">
            <text:p>2354</text:p>
          </table:table-cell>
          <table:table-cell table:number-columns-repeated="3"/>
          <table:table-cell table:formula="of:=[.H2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4*[.C28]^2-6*[.C28]+4" office:value-type="float" office:value="2552" calcext:value-type="float">
            <text:p>2552</text:p>
          </table:table-cell>
          <table:table-cell table:number-columns-repeated="3"/>
          <table:table-cell table:formula="of:=[.H2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4*[.C29]^2-6*[.C29]+4" office:value-type="float" office:value="2758" calcext:value-type="float">
            <text:p>2758</text:p>
          </table:table-cell>
          <table:table-cell table:number-columns-repeated="3"/>
          <table:table-cell table:formula="of:=[.H2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4*[.C30]^2-6*[.C30]+4" office:value-type="float" office:value="2972" calcext:value-type="float">
            <text:p>2972</text:p>
          </table:table-cell>
          <table:table-cell table:number-columns-repeated="3"/>
          <table:table-cell table:formula="of:=[.H2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4*[.C31]^2-6*[.C31]+4" office:value-type="float" office:value="3194" calcext:value-type="float">
            <text:p>3194</text:p>
          </table:table-cell>
          <table:table-cell table:number-columns-repeated="3"/>
          <table:table-cell table:formula="of:=[.H3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4*[.C32]^2-6*[.C32]+4" office:value-type="float" office:value="3424" calcext:value-type="float">
            <text:p>3424</text:p>
          </table:table-cell>
          <table:table-cell table:number-columns-repeated="3"/>
          <table:table-cell table:formula="of:=[.H3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4*[.C33]^2-6*[.C33]+4" office:value-type="float" office:value="3662" calcext:value-type="float">
            <text:p>3662</text:p>
          </table:table-cell>
          <table:table-cell table:number-columns-repeated="3"/>
          <table:table-cell table:formula="of:=[.H3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4*[.C34]^2-6*[.C34]+4" office:value-type="float" office:value="3908" calcext:value-type="float">
            <text:p>3908</text:p>
          </table:table-cell>
          <table:table-cell table:number-columns-repeated="3"/>
          <table:table-cell table:formula="of:=[.H33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51.2786513153" calcext:value-type="float">
            <text:p>951.2786513153</text:p>
          </table:table-cell>
          <table:table-cell table:formula="of:=[.D39]+100" office:value-type="float" office:value="1051.2786513153" calcext:value-type="float">
            <text:p>1051.278651315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]+1" office:value-type="float" office:value="1" calcext:value-type="float">
            <text:p>1</text:p>
          </table:table-cell>
          <table:table-cell office:value-type="float" office:value="133.3770989224" calcext:value-type="float">
            <text:p>133.3770989224</text:p>
          </table:table-cell>
          <table:table-cell table:formula="of:=[.D40]+100" office:value-type="float" office:value="233.3770989224" calcext:value-type="float">
            <text:p>233.37709892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]+1" office:value-type="float" office:value="2" calcext:value-type="float">
            <text:p>2</text:p>
          </table:table-cell>
          <table:table-cell office:value-type="float" office:value="100.1219819568" calcext:value-type="float">
            <text:p>100.1219819568</text:p>
          </table:table-cell>
          <table:table-cell table:formula="of:=[.D41]+100" office:value-type="float" office:value="200.1219819568" calcext:value-type="float">
            <text:p>200.121981956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]+1" office:value-type="float" office:value="3" calcext:value-type="float">
            <text:p>3</text:p>
          </table:table-cell>
          <table:table-cell office:value-type="float" office:value="564.8270638191" calcext:value-type="float">
            <text:p>564.8270638191</text:p>
          </table:table-cell>
          <table:table-cell table:formula="of:=[.D42]+100" office:value-type="float" office:value="664.8270638191" calcext:value-type="float">
            <text:p>664.827063819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]+1" office:value-type="float" office:value="4" calcext:value-type="float">
            <text:p>4</text:p>
          </table:table-cell>
          <table:table-cell office:value-type="float" office:value="756.7806728212" calcext:value-type="float">
            <text:p>756.7806728212</text:p>
          </table:table-cell>
          <table:table-cell table:formula="of:=[.D43]+100" office:value-type="float" office:value="856.7806728212" calcext:value-type="float">
            <text:p>856.78067282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]+1" office:value-type="float" office:value="5" calcext:value-type="float">
            <text:p>5</text:p>
          </table:table-cell>
          <table:table-cell office:value-type="float" office:value="177.6738073276" calcext:value-type="float">
            <text:p>177.6738073276</text:p>
          </table:table-cell>
          <table:table-cell table:formula="of:=[.D44]+100" office:value-type="float" office:value="277.6738073276" calcext:value-type="float">
            <text:p>277.673807327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]+1" office:value-type="float" office:value="6" calcext:value-type="float">
            <text:p>6</text:p>
          </table:table-cell>
          <table:table-cell office:value-type="float" office:value="260.2461208285" calcext:value-type="float">
            <text:p>260.2461208285</text:p>
          </table:table-cell>
          <table:table-cell table:formula="of:=[.D45]+100" office:value-type="float" office:value="360.2461208285" calcext:value-type="float">
            <text:p>360.246120828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]+1" office:value-type="float" office:value="7" calcext:value-type="float">
            <text:p>7</text:p>
          </table:table-cell>
          <table:table-cell office:value-type="float" office:value="734.6304139689" calcext:value-type="float">
            <text:p>734.6304139689</text:p>
          </table:table-cell>
          <table:table-cell table:formula="of:=[.D46]+100" office:value-type="float" office:value="834.6304139689" calcext:value-type="float">
            <text:p>834.630413968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]+1" office:value-type="float" office:value="8" calcext:value-type="float">
            <text:p>8</text:p>
          </table:table-cell>
          <table:table-cell office:value-type="float" office:value="838.577484477" calcext:value-type="float">
            <text:p>838.577484477</text:p>
          </table:table-cell>
          <table:table-cell table:formula="of:=[.D47]+100" office:value-type="float" office:value="938.577484477" calcext:value-type="float">
            <text:p>938.57748447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]+1" office:value-type="float" office:value="9" calcext:value-type="float">
            <text:p>9</text:p>
          </table:table-cell>
          <table:table-cell office:value-type="float" office:value="866.521996735" calcext:value-type="float">
            <text:p>866.521996735</text:p>
          </table:table-cell>
          <table:table-cell table:formula="of:=[.D48]+100" office:value-type="float" office:value="966.521996735" calcext:value-type="float">
            <text:p>966.5219967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]+1" office:value-type="float" office:value="10" calcext:value-type="float">
            <text:p>10</text:p>
          </table:table-cell>
          <table:table-cell office:value-type="float" office:value="290.2806120919" calcext:value-type="float">
            <text:p>290.2806120919</text:p>
          </table:table-cell>
          <table:table-cell table:formula="of:=[.D49]+100" office:value-type="float" office:value="390.2806120919" calcext:value-type="float">
            <text:p>390.28061209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]+1" office:value-type="float" office:value="11" calcext:value-type="float">
            <text:p>11</text:p>
          </table:table-cell>
          <table:table-cell office:value-type="float" office:value="367.7567570637" calcext:value-type="float">
            <text:p>367.7567570637</text:p>
          </table:table-cell>
          <table:table-cell table:formula="of:=[.D50]+100" office:value-type="float" office:value="467.7567570637" calcext:value-type="float">
            <text:p>467.756757063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]+1" office:value-type="float" office:value="12" calcext:value-type="float">
            <text:p>12</text:p>
          </table:table-cell>
          <table:table-cell office:value-type="float" office:value="63.9080962561" calcext:value-type="float">
            <text:p>63.9080962561</text:p>
          </table:table-cell>
          <table:table-cell table:formula="of:=[.D51]+100" office:value-type="float" office:value="163.9080962561" calcext:value-type="float">
            <text:p>163.90809625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1]+1" office:value-type="float" office:value="13" calcext:value-type="float">
            <text:p>13</text:p>
          </table:table-cell>
          <table:table-cell office:value-type="float" office:value="885.6873536309" calcext:value-type="float">
            <text:p>885.6873536309</text:p>
          </table:table-cell>
          <table:table-cell table:formula="of:=[.D52]+100" office:value-type="float" office:value="985.6873536309" calcext:value-type="float">
            <text:p>985.68735363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2]+1" office:value-type="float" office:value="14" calcext:value-type="float">
            <text:p>14</text:p>
          </table:table-cell>
          <table:table-cell office:value-type="float" office:value="859.1889113342" calcext:value-type="float">
            <text:p>859.1889113342</text:p>
          </table:table-cell>
          <table:table-cell table:formula="of:=[.D53]+100" office:value-type="float" office:value="959.1889113342" calcext:value-type="float">
            <text:p>959.188911334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3]+1" office:value-type="float" office:value="15" calcext:value-type="float">
            <text:p>15</text:p>
          </table:table-cell>
          <table:table-cell office:value-type="float" office:value="737.8107554804" calcext:value-type="float">
            <text:p>737.8107554804</text:p>
          </table:table-cell>
          <table:table-cell table:formula="of:=[.D54]+100" office:value-type="float" office:value="837.8107554804" calcext:value-type="float">
            <text:p>837.81075548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4]+1" office:value-type="float" office:value="16" calcext:value-type="float">
            <text:p>16</text:p>
          </table:table-cell>
          <table:table-cell office:value-type="float" office:value="440.9224096489" calcext:value-type="float">
            <text:p>440.9224096489</text:p>
          </table:table-cell>
          <table:table-cell table:formula="of:=[.D55]+100" office:value-type="float" office:value="540.9224096489" calcext:value-type="float">
            <text:p>540.922409648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5]+1" office:value-type="float" office:value="17" calcext:value-type="float">
            <text:p>17</text:p>
          </table:table-cell>
          <table:table-cell office:value-type="float" office:value="534.8075699738" calcext:value-type="float">
            <text:p>534.8075699738</text:p>
          </table:table-cell>
          <table:table-cell table:formula="of:=[.D56]+100" office:value-type="float" office:value="634.8075699738" calcext:value-type="float">
            <text:p>634.807569973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6]+1" office:value-type="float" office:value="18" calcext:value-type="float">
            <text:p>18</text:p>
          </table:table-cell>
          <table:table-cell office:value-type="float" office:value="997.4631914329" calcext:value-type="float">
            <text:p>997.4631914329</text:p>
          </table:table-cell>
          <table:table-cell table:formula="of:=[.D57]+100" office:value-type="float" office:value="1097.4631914329" calcext:value-type="float">
            <text:p>1097.463191432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7]+1" office:value-type="float" office:value="19" calcext:value-type="float">
            <text:p>19</text:p>
          </table:table-cell>
          <table:table-cell office:value-type="float" office:value="483.7373790958" calcext:value-type="float">
            <text:p>483.7373790958</text:p>
          </table:table-cell>
          <table:table-cell table:formula="of:=[.D58]+100" office:value-type="float" office:value="583.7373790958" calcext:value-type="float">
            <text:p>583.73737909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8]+1" office:value-type="float" office:value="20" calcext:value-type="float">
            <text:p>20</text:p>
          </table:table-cell>
          <table:table-cell office:value-type="float" office:value="44.6911064014" calcext:value-type="float">
            <text:p>44.6911064014</text:p>
          </table:table-cell>
          <table:table-cell table:formula="of:=[.D59]+100" office:value-type="float" office:value="144.6911064014" calcext:value-type="float">
            <text:p>144.69110640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9]+1" office:value-type="float" office:value="21" calcext:value-type="float">
            <text:p>21</text:p>
          </table:table-cell>
          <table:table-cell office:value-type="float" office:value="829.6964002416" calcext:value-type="float">
            <text:p>829.6964002416</text:p>
          </table:table-cell>
          <table:table-cell table:formula="of:=[.D60]+100" office:value-type="float" office:value="929.6964002416" calcext:value-type="float">
            <text:p>929.69640024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0]+1" office:value-type="float" office:value="22" calcext:value-type="float">
            <text:p>22</text:p>
          </table:table-cell>
          <table:table-cell office:value-type="float" office:value="161.5008603185" calcext:value-type="float">
            <text:p>161.5008603185</text:p>
          </table:table-cell>
          <table:table-cell table:formula="of:=[.D61]+100" office:value-type="float" office:value="261.5008603185" calcext:value-type="float">
            <text:p>261.500860318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1]+1" office:value-type="float" office:value="23" calcext:value-type="float">
            <text:p>23</text:p>
          </table:table-cell>
          <table:table-cell office:value-type="float" office:value="190.7898902802" calcext:value-type="float">
            <text:p>190.7898902802</text:p>
          </table:table-cell>
          <table:table-cell table:formula="of:=[.D62]+100" office:value-type="float" office:value="290.7898902802" calcext:value-type="float">
            <text:p>290.789890280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2]+1" office:value-type="float" office:value="24" calcext:value-type="float">
            <text:p>24</text:p>
          </table:table-cell>
          <table:table-cell office:value-type="float" office:value="565.6816830476" calcext:value-type="float">
            <text:p>565.6816830476</text:p>
          </table:table-cell>
          <table:table-cell table:formula="of:=[.D63]+100" office:value-type="float" office:value="665.6816830476" calcext:value-type="float">
            <text:p>665.681683047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3]+1" office:value-type="float" office:value="25" calcext:value-type="float">
            <text:p>25</text:p>
          </table:table-cell>
          <table:table-cell office:value-type="float" office:value="777.6659723362" calcext:value-type="float">
            <text:p>777.6659723362</text:p>
          </table:table-cell>
          <table:table-cell table:formula="of:=[.D64]+100" office:value-type="float" office:value="877.6659723362" calcext:value-type="float">
            <text:p>877.66597233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4]+1" office:value-type="float" office:value="26" calcext:value-type="float">
            <text:p>26</text:p>
          </table:table-cell>
          <table:table-cell office:value-type="float" office:value="415.069029425" calcext:value-type="float">
            <text:p>415.069029425</text:p>
          </table:table-cell>
          <table:table-cell table:formula="of:=[.D65]+100" office:value-type="float" office:value="515.069029425" calcext:value-type="float">
            <text:p>515.0690294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5]+1" office:value-type="float" office:value="27" calcext:value-type="float">
            <text:p>27</text:p>
          </table:table-cell>
          <table:table-cell office:value-type="float" office:value="848.1314451861" calcext:value-type="float">
            <text:p>848.1314451861</text:p>
          </table:table-cell>
          <table:table-cell table:formula="of:=[.D66]+100" office:value-type="float" office:value="948.1314451861" calcext:value-type="float">
            <text:p>948.13144518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6]+1" office:value-type="float" office:value="28" calcext:value-type="float">
            <text:p>28</text:p>
          </table:table-cell>
          <table:table-cell office:value-type="float" office:value="632.3863484" calcext:value-type="float">
            <text:p>632.3863484</text:p>
          </table:table-cell>
          <table:table-cell table:formula="of:=[.D67]+100" office:value-type="float" office:value="732.3863484" calcext:value-type="float">
            <text:p>732.386348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7]+1" office:value-type="float" office:value="29" calcext:value-type="float">
            <text:p>29</text:p>
          </table:table-cell>
          <table:table-cell office:value-type="float" office:value="412.1806401347" calcext:value-type="float">
            <text:p>412.1806401347</text:p>
          </table:table-cell>
          <table:table-cell table:formula="of:=[.D68]+100" office:value-type="float" office:value="512.1806401347" calcext:value-type="float">
            <text:p>512.180640134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8]+1" office:value-type="float" office:value="30" calcext:value-type="float">
            <text:p>30</text:p>
          </table:table-cell>
          <table:table-cell office:value-type="float" office:value="992.0793837658" calcext:value-type="float">
            <text:p>992.0793837658</text:p>
          </table:table-cell>
          <table:table-cell table:formula="of:=[.D69]+100" office:value-type="float" office:value="1092.0793837658" calcext:value-type="float">
            <text:p>1092.07938376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9]+1" office:value-type="float" office:value="31" calcext:value-type="float">
            <text:p>31</text:p>
          </table:table-cell>
          <table:table-cell office:value-type="float" office:value="400.2363822898" calcext:value-type="float">
            <text:p>400.2363822898</text:p>
          </table:table-cell>
          <table:table-cell table:formula="of:=[.D70]+100" office:value-type="float" office:value="500.2363822898" calcext:value-type="float">
            <text:p>500.236382289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0]+1" office:value-type="float" office:value="32" calcext:value-type="float">
            <text:p>32</text:p>
          </table:table-cell>
          <table:table-cell office:value-type="float" office:value="892.1499295561" calcext:value-type="float">
            <text:p>892.1499295561</text:p>
          </table:table-cell>
          <table:table-cell table:formula="of:=[.D71]+100" office:value-type="float" office:value="992.1499295561" calcext:value-type="float">
            <text:p>992.1499295561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E39]*[.$B$150]" office:value-type="float" office:value="105.12786513153" calcext:value-type="float">
            <text:p>105.127865131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6]+1" office:value-type="float" office:value="1" calcext:value-type="float">
            <text:p>1</text:p>
          </table:table-cell>
          <table:table-cell table:formula="of:=[.E40]*[.$B$150]" office:value-type="float" office:value="23.33770989224" calcext:value-type="float">
            <text:p>23.33770989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7]+1" office:value-type="float" office:value="2" calcext:value-type="float">
            <text:p>2</text:p>
          </table:table-cell>
          <table:table-cell table:formula="of:=[.E41]*[.$B$150]" office:value-type="float" office:value="20.01219819568" calcext:value-type="float">
            <text:p>20.012198195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8]+1" office:value-type="float" office:value="3" calcext:value-type="float">
            <text:p>3</text:p>
          </table:table-cell>
          <table:table-cell table:formula="of:=[.E42]*[.$B$150]" office:value-type="float" office:value="66.48270638191" calcext:value-type="float">
            <text:p>66.48270638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9]+1" office:value-type="float" office:value="4" calcext:value-type="float">
            <text:p>4</text:p>
          </table:table-cell>
          <table:table-cell table:formula="of:=[.E43]*[.$B$150]" office:value-type="float" office:value="85.67806728212" calcext:value-type="float">
            <text:p>85.678067282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0]+1" office:value-type="float" office:value="5" calcext:value-type="float">
            <text:p>5</text:p>
          </table:table-cell>
          <table:table-cell table:formula="of:=[.E44]*[.$B$150]" office:value-type="float" office:value="27.76738073276" calcext:value-type="float">
            <text:p>27.76738073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1]+1" office:value-type="float" office:value="6" calcext:value-type="float">
            <text:p>6</text:p>
          </table:table-cell>
          <table:table-cell table:formula="of:=[.E45]*[.$B$150]" office:value-type="float" office:value="36.02461208285" calcext:value-type="float">
            <text:p>36.02461208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2]+1" office:value-type="float" office:value="7" calcext:value-type="float">
            <text:p>7</text:p>
          </table:table-cell>
          <table:table-cell table:formula="of:=[.E46]*[.$B$150]" office:value-type="float" office:value="83.46304139689" calcext:value-type="float">
            <text:p>83.463041396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3]+1" office:value-type="float" office:value="8" calcext:value-type="float">
            <text:p>8</text:p>
          </table:table-cell>
          <table:table-cell table:formula="of:=[.E47]*[.$B$150]" office:value-type="float" office:value="93.8577484477" calcext:value-type="float">
            <text:p>93.857748447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4]+1" office:value-type="float" office:value="9" calcext:value-type="float">
            <text:p>9</text:p>
          </table:table-cell>
          <table:table-cell table:formula="of:=[.E48]*[.$B$150]" office:value-type="float" office:value="96.6521996735" calcext:value-type="float">
            <text:p>96.652199673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5]+1" office:value-type="float" office:value="10" calcext:value-type="float">
            <text:p>10</text:p>
          </table:table-cell>
          <table:table-cell table:formula="of:=[.E49]*[.$B$150]" office:value-type="float" office:value="39.02806120919" calcext:value-type="float">
            <text:p>39.028061209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6]+1" office:value-type="float" office:value="11" calcext:value-type="float">
            <text:p>11</text:p>
          </table:table-cell>
          <table:table-cell table:formula="of:=[.E50]*[.$B$150]" office:value-type="float" office:value="46.77567570637" calcext:value-type="float">
            <text:p>46.77567570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7]+1" office:value-type="float" office:value="12" calcext:value-type="float">
            <text:p>12</text:p>
          </table:table-cell>
          <table:table-cell table:formula="of:=[.E51]*[.$B$150]" office:value-type="float" office:value="16.39080962561" calcext:value-type="float">
            <text:p>16.39080962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8]+1" office:value-type="float" office:value="13" calcext:value-type="float">
            <text:p>13</text:p>
          </table:table-cell>
          <table:table-cell table:formula="of:=[.E52]*[.$B$150]" office:value-type="float" office:value="98.56873536309" calcext:value-type="float">
            <text:p>98.56873536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9]+1" office:value-type="float" office:value="14" calcext:value-type="float">
            <text:p>14</text:p>
          </table:table-cell>
          <table:table-cell table:formula="of:=[.E53]*[.$B$150]" office:value-type="float" office:value="95.91889113342" calcext:value-type="float">
            <text:p>95.91889113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0]+1" office:value-type="float" office:value="15" calcext:value-type="float">
            <text:p>15</text:p>
          </table:table-cell>
          <table:table-cell table:formula="of:=[.E54]*[.$B$150]" office:value-type="float" office:value="83.78107554804" calcext:value-type="float">
            <text:p>83.7810755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1]+1" office:value-type="float" office:value="16" calcext:value-type="float">
            <text:p>16</text:p>
          </table:table-cell>
          <table:table-cell table:formula="of:=[.E55]*[.$B$150]" office:value-type="float" office:value="54.09224096489" calcext:value-type="float">
            <text:p>54.09224096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2]+1" office:value-type="float" office:value="17" calcext:value-type="float">
            <text:p>17</text:p>
          </table:table-cell>
          <table:table-cell table:formula="of:=[.E56]*[.$B$150]" office:value-type="float" office:value="63.48075699738" calcext:value-type="float">
            <text:p>63.480756997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3]+1" office:value-type="float" office:value="18" calcext:value-type="float">
            <text:p>18</text:p>
          </table:table-cell>
          <table:table-cell table:formula="of:=[.E57]*[.$B$150]" office:value-type="float" office:value="109.74631914329" calcext:value-type="float">
            <text:p>109.746319143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4]+1" office:value-type="float" office:value="19" calcext:value-type="float">
            <text:p>19</text:p>
          </table:table-cell>
          <table:table-cell table:formula="of:=[.E58]*[.$B$150]" office:value-type="float" office:value="58.37373790958" calcext:value-type="float">
            <text:p>58.373737909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5]+1" office:value-type="float" office:value="20" calcext:value-type="float">
            <text:p>20</text:p>
          </table:table-cell>
          <table:table-cell table:formula="of:=[.E59]*[.$B$150]" office:value-type="float" office:value="14.46911064014" calcext:value-type="float">
            <text:p>14.469110640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6]+1" office:value-type="float" office:value="21" calcext:value-type="float">
            <text:p>21</text:p>
          </table:table-cell>
          <table:table-cell table:formula="of:=[.E60]*[.$B$150]" office:value-type="float" office:value="92.96964002416" calcext:value-type="float">
            <text:p>92.96964002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7]+1" office:value-type="float" office:value="22" calcext:value-type="float">
            <text:p>22</text:p>
          </table:table-cell>
          <table:table-cell table:formula="of:=[.E61]*[.$B$150]" office:value-type="float" office:value="26.15008603185" calcext:value-type="float">
            <text:p>26.15008603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8]+1" office:value-type="float" office:value="23" calcext:value-type="float">
            <text:p>23</text:p>
          </table:table-cell>
          <table:table-cell table:formula="of:=[.E62]*[.$B$150]" office:value-type="float" office:value="29.07898902802" calcext:value-type="float">
            <text:p>29.0789890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9]+1" office:value-type="float" office:value="24" calcext:value-type="float">
            <text:p>24</text:p>
          </table:table-cell>
          <table:table-cell table:formula="of:=[.E63]*[.$B$150]" office:value-type="float" office:value="66.56816830476" calcext:value-type="float">
            <text:p>66.56816830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0]+1" office:value-type="float" office:value="25" calcext:value-type="float">
            <text:p>25</text:p>
          </table:table-cell>
          <table:table-cell table:formula="of:=[.E64]*[.$B$150]" office:value-type="float" office:value="87.76659723362" calcext:value-type="float">
            <text:p>87.766597233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1]+1" office:value-type="float" office:value="26" calcext:value-type="float">
            <text:p>26</text:p>
          </table:table-cell>
          <table:table-cell table:formula="of:=[.E65]*[.$B$150]" office:value-type="float" office:value="51.5069029425" calcext:value-type="float">
            <text:p>51.50690294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2]+1" office:value-type="float" office:value="27" calcext:value-type="float">
            <text:p>27</text:p>
          </table:table-cell>
          <table:table-cell table:formula="of:=[.E66]*[.$B$150]" office:value-type="float" office:value="94.81314451861" calcext:value-type="float">
            <text:p>94.813144518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3]+1" office:value-type="float" office:value="28" calcext:value-type="float">
            <text:p>28</text:p>
          </table:table-cell>
          <table:table-cell table:formula="of:=[.E67]*[.$B$150]" office:value-type="float" office:value="73.23863484" calcext:value-type="float">
            <text:p>73.2386348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4]+1" office:value-type="float" office:value="29" calcext:value-type="float">
            <text:p>29</text:p>
          </table:table-cell>
          <table:table-cell table:formula="of:=[.E68]*[.$B$150]" office:value-type="float" office:value="51.21806401347" calcext:value-type="float">
            <text:p>51.218064013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5]+1" office:value-type="float" office:value="30" calcext:value-type="float">
            <text:p>30</text:p>
          </table:table-cell>
          <table:table-cell table:formula="of:=[.E69]*[.$B$150]" office:value-type="float" office:value="109.20793837658" calcext:value-type="float">
            <text:p>109.207938376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6]+1" office:value-type="float" office:value="31" calcext:value-type="float">
            <text:p>31</text:p>
          </table:table-cell>
          <table:table-cell table:formula="of:=[.E70]*[.$B$150]" office:value-type="float" office:value="50.02363822898" calcext:value-type="float">
            <text:p>50.0236382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7]+1" office:value-type="float" office:value="32" calcext:value-type="float">
            <text:p>32</text:p>
          </table:table-cell>
          <table:table-cell table:formula="of:=[.E71]*[.$B$150]" office:value-type="float" office:value="99.21499295561" calcext:value-type="float">
            <text:p>99.2149929556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D2]+[.D76]" office:value-type="float" office:value="109.12786513153" calcext:value-type="float">
            <text:p>109.127865131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3]+1" office:value-type="float" office:value="1" calcext:value-type="float">
            <text:p>1</text:p>
          </table:table-cell>
          <table:table-cell table:formula="of:=[.D3]+[.D77]" office:value-type="float" office:value="25.33770989224" calcext:value-type="float">
            <text:p>25.33770989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4]+1" office:value-type="float" office:value="2" calcext:value-type="float">
            <text:p>2</text:p>
          </table:table-cell>
          <table:table-cell table:formula="of:=[.D4]+[.D78]" office:value-type="float" office:value="28.01219819568" calcext:value-type="float">
            <text:p>28.012198195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5]+1" office:value-type="float" office:value="3" calcext:value-type="float">
            <text:p>3</text:p>
          </table:table-cell>
          <table:table-cell table:formula="of:=[.D5]+[.D79]" office:value-type="float" office:value="88.48270638191" calcext:value-type="float">
            <text:p>88.48270638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6]+1" office:value-type="float" office:value="4" calcext:value-type="float">
            <text:p>4</text:p>
          </table:table-cell>
          <table:table-cell table:formula="of:=[.D6]+[.D80]" office:value-type="float" office:value="129.67806728212" calcext:value-type="float">
            <text:p>129.678067282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7]+1" office:value-type="float" office:value="5" calcext:value-type="float">
            <text:p>5</text:p>
          </table:table-cell>
          <table:table-cell table:formula="of:=[.D7]+[.D81]" office:value-type="float" office:value="101.76738073276" calcext:value-type="float">
            <text:p>101.76738073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8]+1" office:value-type="float" office:value="6" calcext:value-type="float">
            <text:p>6</text:p>
          </table:table-cell>
          <table:table-cell table:formula="of:=[.D8]+[.D82]" office:value-type="float" office:value="148.02461208285" calcext:value-type="float">
            <text:p>148.02461208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9]+1" office:value-type="float" office:value="7" calcext:value-type="float">
            <text:p>7</text:p>
          </table:table-cell>
          <table:table-cell table:formula="of:=[.D9]+[.D83]" office:value-type="float" office:value="241.46304139689" calcext:value-type="float">
            <text:p>241.463041396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0]+1" office:value-type="float" office:value="8" calcext:value-type="float">
            <text:p>8</text:p>
          </table:table-cell>
          <table:table-cell table:formula="of:=[.D10]+[.D84]" office:value-type="float" office:value="305.8577484477" calcext:value-type="float">
            <text:p>305.857748447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1]+1" office:value-type="float" office:value="9" calcext:value-type="float">
            <text:p>9</text:p>
          </table:table-cell>
          <table:table-cell table:formula="of:=[.D11]+[.D85]" office:value-type="float" office:value="370.6521996735" calcext:value-type="float">
            <text:p>370.652199673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2]+1" office:value-type="float" office:value="10" calcext:value-type="float">
            <text:p>10</text:p>
          </table:table-cell>
          <table:table-cell table:formula="of:=[.D12]+[.D86]" office:value-type="float" office:value="383.02806120919" calcext:value-type="float">
            <text:p>383.028061209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3]+1" office:value-type="float" office:value="11" calcext:value-type="float">
            <text:p>11</text:p>
          </table:table-cell>
          <table:table-cell table:formula="of:=[.D13]+[.D87]" office:value-type="float" office:value="468.77567570637" calcext:value-type="float">
            <text:p>468.77567570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4]+1" office:value-type="float" office:value="12" calcext:value-type="float">
            <text:p>12</text:p>
          </table:table-cell>
          <table:table-cell table:formula="of:=[.D14]+[.D88]" office:value-type="float" office:value="524.39080962561" calcext:value-type="float">
            <text:p>524.39080962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5]+1" office:value-type="float" office:value="13" calcext:value-type="float">
            <text:p>13</text:p>
          </table:table-cell>
          <table:table-cell table:formula="of:=[.D15]+[.D89]" office:value-type="float" office:value="700.56873536309" calcext:value-type="float">
            <text:p>700.56873536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6]+1" office:value-type="float" office:value="14" calcext:value-type="float">
            <text:p>14</text:p>
          </table:table-cell>
          <table:table-cell table:formula="of:=[.D16]+[.D90]" office:value-type="float" office:value="799.91889113342" calcext:value-type="float">
            <text:p>799.91889113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7]+1" office:value-type="float" office:value="15" calcext:value-type="float">
            <text:p>15</text:p>
          </table:table-cell>
          <table:table-cell table:formula="of:=[.D17]+[.D91]" office:value-type="float" office:value="897.78107554804" calcext:value-type="float">
            <text:p>897.7810755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8]+1" office:value-type="float" office:value="16" calcext:value-type="float">
            <text:p>16</text:p>
          </table:table-cell>
          <table:table-cell table:formula="of:=[.D18]+[.D92]" office:value-type="float" office:value="986.09224096489" calcext:value-type="float">
            <text:p>986.09224096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9]+1" office:value-type="float" office:value="17" calcext:value-type="float">
            <text:p>17</text:p>
          </table:table-cell>
          <table:table-cell table:formula="of:=[.D19]+[.D93]" office:value-type="float" office:value="1121.48075699738" calcext:value-type="float">
            <text:p>1121.480756997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0]+1" office:value-type="float" office:value="18" calcext:value-type="float">
            <text:p>18</text:p>
          </table:table-cell>
          <table:table-cell table:formula="of:=[.D20]+[.D94]" office:value-type="float" office:value="1301.74631914329" calcext:value-type="float">
            <text:p>1301.746319143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1]+1" office:value-type="float" office:value="19" calcext:value-type="float">
            <text:p>19</text:p>
          </table:table-cell>
          <table:table-cell table:formula="of:=[.D21]+[.D95]" office:value-type="float" office:value="1392.37373790958" calcext:value-type="float">
            <text:p>1392.373737909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2]+1" office:value-type="float" office:value="20" calcext:value-type="float">
            <text:p>20</text:p>
          </table:table-cell>
          <table:table-cell table:formula="of:=[.D22]+[.D96]" office:value-type="float" office:value="1498.46911064014" calcext:value-type="float">
            <text:p>1498.469110640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3]+1" office:value-type="float" office:value="21" calcext:value-type="float">
            <text:p>21</text:p>
          </table:table-cell>
          <table:table-cell table:formula="of:=[.D23]+[.D97]" office:value-type="float" office:value="1734.96964002416" calcext:value-type="float">
            <text:p>1734.96964002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4]+1" office:value-type="float" office:value="22" calcext:value-type="float">
            <text:p>22</text:p>
          </table:table-cell>
          <table:table-cell table:formula="of:=[.D24]+[.D98]" office:value-type="float" office:value="1834.15008603185" calcext:value-type="float">
            <text:p>1834.15008603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5]+1" office:value-type="float" office:value="23" calcext:value-type="float">
            <text:p>23</text:p>
          </table:table-cell>
          <table:table-cell table:formula="of:=[.D25]+[.D99]" office:value-type="float" office:value="2011.07898902802" calcext:value-type="float">
            <text:p>2011.0789890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6]+1" office:value-type="float" office:value="24" calcext:value-type="float">
            <text:p>24</text:p>
          </table:table-cell>
          <table:table-cell table:formula="of:=[.D26]+[.D100]" office:value-type="float" office:value="2230.56816830476" calcext:value-type="float">
            <text:p>2230.56816830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7]+1" office:value-type="float" office:value="25" calcext:value-type="float">
            <text:p>25</text:p>
          </table:table-cell>
          <table:table-cell table:formula="of:=[.D27]+[.D101]" office:value-type="float" office:value="2441.76659723362" calcext:value-type="float">
            <text:p>2441.766597233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8]+1" office:value-type="float" office:value="26" calcext:value-type="float">
            <text:p>26</text:p>
          </table:table-cell>
          <table:table-cell table:formula="of:=[.D28]+[.D102]" office:value-type="float" office:value="2603.5069029425" calcext:value-type="float">
            <text:p>2603.50690294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9]+1" office:value-type="float" office:value="27" calcext:value-type="float">
            <text:p>27</text:p>
          </table:table-cell>
          <table:table-cell table:formula="of:=[.D29]+[.D103]" office:value-type="float" office:value="2852.81314451861" calcext:value-type="float">
            <text:p>2852.813144518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0]+1" office:value-type="float" office:value="28" calcext:value-type="float">
            <text:p>28</text:p>
          </table:table-cell>
          <table:table-cell table:formula="of:=[.D30]+[.D104]" office:value-type="float" office:value="3045.23863484" calcext:value-type="float">
            <text:p>3045.2386348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1]+1" office:value-type="float" office:value="29" calcext:value-type="float">
            <text:p>29</text:p>
          </table:table-cell>
          <table:table-cell table:formula="of:=[.D31]+[.D105]" office:value-type="float" office:value="3245.21806401347" calcext:value-type="float">
            <text:p>3245.218064013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2]+1" office:value-type="float" office:value="30" calcext:value-type="float">
            <text:p>30</text:p>
          </table:table-cell>
          <table:table-cell table:formula="of:=[.D32]+[.D106]" office:value-type="float" office:value="3533.20793837658" calcext:value-type="float">
            <text:p>3533.207938376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3]+1" office:value-type="float" office:value="31" calcext:value-type="float">
            <text:p>31</text:p>
          </table:table-cell>
          <table:table-cell table:formula="of:=[.D33]+[.D107]" office:value-type="float" office:value="3712.02363822898" calcext:value-type="float">
            <text:p>3712.0236382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4]+1" office:value-type="float" office:value="32" calcext:value-type="float">
            <text:p>32</text:p>
          </table:table-cell>
          <table:table-cell table:formula="of:=[.D34]+[.D108]" office:value-type="float" office:value="4007.21499295561" calcext:value-type="float">
            <text:p>4007.2149929556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y+εη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ε=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4" calcext:value-type="float">
            <text:p>4</text:p>
          </table:table-cell>
          <table:table-cell table:formula="of:=[.D113]" office:value-type="float" office:value="109.12786513153" calcext:value-type="float">
            <text:p>109.1278651315</text:p>
          </table:table-cell>
          <table:table-cell table:formula="of:=[.D150]+[.$B$150]*[.E150]" office:value-type="float" office:value="14.912786513153" calcext:value-type="float">
            <text:p>14.91278651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0]+1" office:value-type="float" office:value="1" calcext:value-type="float">
            <text:p>1</text:p>
          </table:table-cell>
          <table:table-cell table:formula="of:=[.D3]" office:value-type="float" office:value="2" calcext:value-type="float">
            <text:p>2</text:p>
          </table:table-cell>
          <table:table-cell table:formula="of:=[.D114]" office:value-type="float" office:value="25.33770989224" calcext:value-type="float">
            <text:p>25.3377098922</text:p>
          </table:table-cell>
          <table:table-cell table:formula="of:=[.D151]+[.$B$150]*[.E151]" office:value-type="float" office:value="4.533770989224" calcext:value-type="float">
            <text:p>4.533770989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1]+1" office:value-type="float" office:value="2" calcext:value-type="float">
            <text:p>2</text:p>
          </table:table-cell>
          <table:table-cell table:formula="of:=[.D4]" office:value-type="float" office:value="8" calcext:value-type="float">
            <text:p>8</text:p>
          </table:table-cell>
          <table:table-cell table:formula="of:=[.D115]" office:value-type="float" office:value="28.01219819568" calcext:value-type="float">
            <text:p>28.0121981957</text:p>
          </table:table-cell>
          <table:table-cell table:formula="of:=[.D152]+[.$B$150]*[.E152]" office:value-type="float" office:value="10.801219819568" calcext:value-type="float">
            <text:p>10.80121981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2]+1" office:value-type="float" office:value="3" calcext:value-type="float">
            <text:p>3</text:p>
          </table:table-cell>
          <table:table-cell table:formula="of:=[.D5]" office:value-type="float" office:value="22" calcext:value-type="float">
            <text:p>22</text:p>
          </table:table-cell>
          <table:table-cell table:formula="of:=[.D116]" office:value-type="float" office:value="88.48270638191" calcext:value-type="float">
            <text:p>88.4827063819</text:p>
          </table:table-cell>
          <table:table-cell table:formula="of:=[.D153]+[.$B$150]*[.E153]" office:value-type="float" office:value="30.848270638191" calcext:value-type="float">
            <text:p>30.84827063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3]+1" office:value-type="float" office:value="4" calcext:value-type="float">
            <text:p>4</text:p>
          </table:table-cell>
          <table:table-cell table:formula="of:=[.D6]" office:value-type="float" office:value="44" calcext:value-type="float">
            <text:p>44</text:p>
          </table:table-cell>
          <table:table-cell table:formula="of:=[.D117]" office:value-type="float" office:value="129.67806728212" calcext:value-type="float">
            <text:p>129.6780672821</text:p>
          </table:table-cell>
          <table:table-cell table:formula="of:=[.D154]+[.$B$150]*[.E154]" office:value-type="float" office:value="56.967806728212" calcext:value-type="float">
            <text:p>56.96780672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4]+1" office:value-type="float" office:value="5" calcext:value-type="float">
            <text:p>5</text:p>
          </table:table-cell>
          <table:table-cell table:formula="of:=[.D7]" office:value-type="float" office:value="74" calcext:value-type="float">
            <text:p>74</text:p>
          </table:table-cell>
          <table:table-cell table:formula="of:=[.D118]" office:value-type="float" office:value="101.76738073276" calcext:value-type="float">
            <text:p>101.7673807328</text:p>
          </table:table-cell>
          <table:table-cell table:formula="of:=[.D155]+[.$B$150]*[.E155]" office:value-type="float" office:value="84.176738073276" calcext:value-type="float">
            <text:p>84.17673807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5]+1" office:value-type="float" office:value="6" calcext:value-type="float">
            <text:p>6</text:p>
          </table:table-cell>
          <table:table-cell table:formula="of:=[.D8]" office:value-type="float" office:value="112" calcext:value-type="float">
            <text:p>112</text:p>
          </table:table-cell>
          <table:table-cell table:formula="of:=[.D119]" office:value-type="float" office:value="148.02461208285" calcext:value-type="float">
            <text:p>148.0246120829</text:p>
          </table:table-cell>
          <table:table-cell table:formula="of:=[.D156]+[.$B$150]*[.E156]" office:value-type="float" office:value="126.802461208285" calcext:value-type="float">
            <text:p>126.80246120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6]+1" office:value-type="float" office:value="7" calcext:value-type="float">
            <text:p>7</text:p>
          </table:table-cell>
          <table:table-cell table:formula="of:=[.D9]" office:value-type="float" office:value="158" calcext:value-type="float">
            <text:p>158</text:p>
          </table:table-cell>
          <table:table-cell table:formula="of:=[.D120]" office:value-type="float" office:value="241.46304139689" calcext:value-type="float">
            <text:p>241.4630413969</text:p>
          </table:table-cell>
          <table:table-cell table:formula="of:=[.D157]+[.$B$150]*[.E157]" office:value-type="float" office:value="182.146304139689" calcext:value-type="float">
            <text:p>182.14630413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7]+1" office:value-type="float" office:value="8" calcext:value-type="float">
            <text:p>8</text:p>
          </table:table-cell>
          <table:table-cell table:formula="of:=[.D10]" office:value-type="float" office:value="212" calcext:value-type="float">
            <text:p>212</text:p>
          </table:table-cell>
          <table:table-cell table:formula="of:=[.D121]" office:value-type="float" office:value="305.8577484477" calcext:value-type="float">
            <text:p>305.8577484477</text:p>
          </table:table-cell>
          <table:table-cell table:formula="of:=[.D158]+[.$B$150]*[.E158]" office:value-type="float" office:value="242.58577484477" calcext:value-type="float">
            <text:p>242.58577484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8]+1" office:value-type="float" office:value="9" calcext:value-type="float">
            <text:p>9</text:p>
          </table:table-cell>
          <table:table-cell table:formula="of:=[.D11]" office:value-type="float" office:value="274" calcext:value-type="float">
            <text:p>274</text:p>
          </table:table-cell>
          <table:table-cell table:formula="of:=[.D122]" office:value-type="float" office:value="370.6521996735" calcext:value-type="float">
            <text:p>370.6521996735</text:p>
          </table:table-cell>
          <table:table-cell table:formula="of:=[.D159]+[.$B$150]*[.E159]" office:value-type="float" office:value="311.06521996735" calcext:value-type="float">
            <text:p>311.065219967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9]+1" office:value-type="float" office:value="10" calcext:value-type="float">
            <text:p>10</text:p>
          </table:table-cell>
          <table:table-cell table:formula="of:=[.D12]" office:value-type="float" office:value="344" calcext:value-type="float">
            <text:p>344</text:p>
          </table:table-cell>
          <table:table-cell table:formula="of:=[.D123]" office:value-type="float" office:value="383.02806120919" calcext:value-type="float">
            <text:p>383.0280612092</text:p>
          </table:table-cell>
          <table:table-cell table:formula="of:=[.D160]+[.$B$150]*[.E160]" office:value-type="float" office:value="382.302806120919" calcext:value-type="float">
            <text:p>382.30280612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0]+1" office:value-type="float" office:value="11" calcext:value-type="float">
            <text:p>11</text:p>
          </table:table-cell>
          <table:table-cell table:formula="of:=[.D13]" office:value-type="float" office:value="422" calcext:value-type="float">
            <text:p>422</text:p>
          </table:table-cell>
          <table:table-cell table:formula="of:=[.D124]" office:value-type="float" office:value="468.77567570637" calcext:value-type="float">
            <text:p>468.7756757064</text:p>
          </table:table-cell>
          <table:table-cell table:formula="of:=[.D161]+[.$B$150]*[.E161]" office:value-type="float" office:value="468.877567570637" calcext:value-type="float">
            <text:p>468.87756757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1]+1" office:value-type="float" office:value="12" calcext:value-type="float">
            <text:p>12</text:p>
          </table:table-cell>
          <table:table-cell table:formula="of:=[.D14]" office:value-type="float" office:value="508" calcext:value-type="float">
            <text:p>508</text:p>
          </table:table-cell>
          <table:table-cell table:formula="of:=[.D125]" office:value-type="float" office:value="524.39080962561" calcext:value-type="float">
            <text:p>524.3908096256</text:p>
          </table:table-cell>
          <table:table-cell table:formula="of:=[.D162]+[.$B$150]*[.E162]" office:value-type="float" office:value="560.439080962561" calcext:value-type="float">
            <text:p>560.439080962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2]+1" office:value-type="float" office:value="13" calcext:value-type="float">
            <text:p>13</text:p>
          </table:table-cell>
          <table:table-cell table:formula="of:=[.D15]" office:value-type="float" office:value="602" calcext:value-type="float">
            <text:p>602</text:p>
          </table:table-cell>
          <table:table-cell table:formula="of:=[.D126]" office:value-type="float" office:value="700.56873536309" calcext:value-type="float">
            <text:p>700.5687353631</text:p>
          </table:table-cell>
          <table:table-cell table:formula="of:=[.D163]+[.$B$150]*[.E163]" office:value-type="float" office:value="672.056873536309" calcext:value-type="float">
            <text:p>672.05687353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3]+1" office:value-type="float" office:value="14" calcext:value-type="float">
            <text:p>14</text:p>
          </table:table-cell>
          <table:table-cell table:formula="of:=[.D16]" office:value-type="float" office:value="704" calcext:value-type="float">
            <text:p>704</text:p>
          </table:table-cell>
          <table:table-cell table:formula="of:=[.D127]" office:value-type="float" office:value="799.91889113342" calcext:value-type="float">
            <text:p>799.9188911334</text:p>
          </table:table-cell>
          <table:table-cell table:formula="of:=[.D164]+[.$B$150]*[.E164]" office:value-type="float" office:value="783.991889113342" calcext:value-type="float">
            <text:p>783.99188911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4]+1" office:value-type="float" office:value="15" calcext:value-type="float">
            <text:p>15</text:p>
          </table:table-cell>
          <table:table-cell table:formula="of:=[.D17]" office:value-type="float" office:value="814" calcext:value-type="float">
            <text:p>814</text:p>
          </table:table-cell>
          <table:table-cell table:formula="of:=[.D128]" office:value-type="float" office:value="897.78107554804" calcext:value-type="float">
            <text:p>897.781075548</text:p>
          </table:table-cell>
          <table:table-cell table:formula="of:=[.D165]+[.$B$150]*[.E165]" office:value-type="float" office:value="903.778107554804" calcext:value-type="float">
            <text:p>903.77810755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5]+1" office:value-type="float" office:value="16" calcext:value-type="float">
            <text:p>16</text:p>
          </table:table-cell>
          <table:table-cell table:formula="of:=[.D18]" office:value-type="float" office:value="932" calcext:value-type="float">
            <text:p>932</text:p>
          </table:table-cell>
          <table:table-cell table:formula="of:=[.D129]" office:value-type="float" office:value="986.09224096489" calcext:value-type="float">
            <text:p>986.0922409649</text:p>
          </table:table-cell>
          <table:table-cell table:formula="of:=[.D166]+[.$B$150]*[.E166]" office:value-type="float" office:value="1030.60922409649" calcext:value-type="float">
            <text:p>1030.60922409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6]+1" office:value-type="float" office:value="17" calcext:value-type="float">
            <text:p>17</text:p>
          </table:table-cell>
          <table:table-cell table:formula="of:=[.D19]" office:value-type="float" office:value="1058" calcext:value-type="float">
            <text:p>1058</text:p>
          </table:table-cell>
          <table:table-cell table:formula="of:=[.D130]" office:value-type="float" office:value="1121.48075699738" calcext:value-type="float">
            <text:p>1121.4807569974</text:p>
          </table:table-cell>
          <table:table-cell table:formula="of:=[.D167]+[.$B$150]*[.E167]" office:value-type="float" office:value="1170.14807569974" calcext:value-type="float">
            <text:p>1170.14807569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7]+1" office:value-type="float" office:value="18" calcext:value-type="float">
            <text:p>18</text:p>
          </table:table-cell>
          <table:table-cell table:formula="of:=[.D20]" office:value-type="float" office:value="1192" calcext:value-type="float">
            <text:p>1192</text:p>
          </table:table-cell>
          <table:table-cell table:formula="of:=[.D131]" office:value-type="float" office:value="1301.74631914329" calcext:value-type="float">
            <text:p>1301.7463191433</text:p>
          </table:table-cell>
          <table:table-cell table:formula="of:=[.D168]+[.$B$150]*[.E168]" office:value-type="float" office:value="1322.17463191433" calcext:value-type="float">
            <text:p>1322.17463191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8]+1" office:value-type="float" office:value="19" calcext:value-type="float">
            <text:p>19</text:p>
          </table:table-cell>
          <table:table-cell table:formula="of:=[.D21]" office:value-type="float" office:value="1334" calcext:value-type="float">
            <text:p>1334</text:p>
          </table:table-cell>
          <table:table-cell table:formula="of:=[.D132]" office:value-type="float" office:value="1392.37373790958" calcext:value-type="float">
            <text:p>1392.3737379096</text:p>
          </table:table-cell>
          <table:table-cell table:formula="of:=[.D169]+[.$B$150]*[.E169]" office:value-type="float" office:value="1473.23737379096" calcext:value-type="float">
            <text:p>1473.2373737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9]+1" office:value-type="float" office:value="20" calcext:value-type="float">
            <text:p>20</text:p>
          </table:table-cell>
          <table:table-cell table:formula="of:=[.D22]" office:value-type="float" office:value="1484" calcext:value-type="float">
            <text:p>1484</text:p>
          </table:table-cell>
          <table:table-cell table:formula="of:=[.D133]" office:value-type="float" office:value="1498.46911064014" calcext:value-type="float">
            <text:p>1498.4691106401</text:p>
          </table:table-cell>
          <table:table-cell table:formula="of:=[.D170]+[.$B$150]*[.E170]" office:value-type="float" office:value="1633.84691106401" calcext:value-type="float">
            <text:p>1633.8469110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0]+1" office:value-type="float" office:value="21" calcext:value-type="float">
            <text:p>21</text:p>
          </table:table-cell>
          <table:table-cell table:formula="of:=[.D23]" office:value-type="float" office:value="1642" calcext:value-type="float">
            <text:p>1642</text:p>
          </table:table-cell>
          <table:table-cell table:formula="of:=[.D134]" office:value-type="float" office:value="1734.96964002416" calcext:value-type="float">
            <text:p>1734.9696400242</text:p>
          </table:table-cell>
          <table:table-cell table:formula="of:=[.D171]+[.$B$150]*[.E171]" office:value-type="float" office:value="1815.49696400242" calcext:value-type="float">
            <text:p>1815.49696400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1]+1" office:value-type="float" office:value="22" calcext:value-type="float">
            <text:p>22</text:p>
          </table:table-cell>
          <table:table-cell table:formula="of:=[.D24]" office:value-type="float" office:value="1808" calcext:value-type="float">
            <text:p>1808</text:p>
          </table:table-cell>
          <table:table-cell table:formula="of:=[.D135]" office:value-type="float" office:value="1834.15008603185" calcext:value-type="float">
            <text:p>1834.1500860319</text:p>
          </table:table-cell>
          <table:table-cell table:formula="of:=[.D172]+[.$B$150]*[.E172]" office:value-type="float" office:value="1991.41500860319" calcext:value-type="float">
            <text:p>1991.41500860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2]+1" office:value-type="float" office:value="23" calcext:value-type="float">
            <text:p>23</text:p>
          </table:table-cell>
          <table:table-cell table:formula="of:=[.D25]" office:value-type="float" office:value="1982" calcext:value-type="float">
            <text:p>1982</text:p>
          </table:table-cell>
          <table:table-cell table:formula="of:=[.D136]" office:value-type="float" office:value="2011.07898902802" calcext:value-type="float">
            <text:p>2011.078989028</text:p>
          </table:table-cell>
          <table:table-cell table:formula="of:=[.D173]+[.$B$150]*[.E173]" office:value-type="float" office:value="2183.1078989028" calcext:value-type="float">
            <text:p>2183.10789890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3]+1" office:value-type="float" office:value="24" calcext:value-type="float">
            <text:p>24</text:p>
          </table:table-cell>
          <table:table-cell table:formula="of:=[.D26]" office:value-type="float" office:value="2164" calcext:value-type="float">
            <text:p>2164</text:p>
          </table:table-cell>
          <table:table-cell table:formula="of:=[.D137]" office:value-type="float" office:value="2230.56816830476" calcext:value-type="float">
            <text:p>2230.5681683048</text:p>
          </table:table-cell>
          <table:table-cell table:formula="of:=[.D174]+[.$B$150]*[.E174]" office:value-type="float" office:value="2387.05681683048" calcext:value-type="float">
            <text:p>2387.05681683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4]+1" office:value-type="float" office:value="25" calcext:value-type="float">
            <text:p>25</text:p>
          </table:table-cell>
          <table:table-cell table:formula="of:=[.D27]" office:value-type="float" office:value="2354" calcext:value-type="float">
            <text:p>2354</text:p>
          </table:table-cell>
          <table:table-cell table:formula="of:=[.D138]" office:value-type="float" office:value="2441.76659723362" calcext:value-type="float">
            <text:p>2441.7665972336</text:p>
          </table:table-cell>
          <table:table-cell table:formula="of:=[.D175]+[.$B$150]*[.E175]" office:value-type="float" office:value="2598.17665972336" calcext:value-type="float">
            <text:p>2598.17665972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5]+1" office:value-type="float" office:value="26" calcext:value-type="float">
            <text:p>26</text:p>
          </table:table-cell>
          <table:table-cell table:formula="of:=[.D28]" office:value-type="float" office:value="2552" calcext:value-type="float">
            <text:p>2552</text:p>
          </table:table-cell>
          <table:table-cell table:formula="of:=[.D139]" office:value-type="float" office:value="2603.5069029425" calcext:value-type="float">
            <text:p>2603.5069029425</text:p>
          </table:table-cell>
          <table:table-cell table:formula="of:=[.D176]+[.$B$150]*[.E176]" office:value-type="float" office:value="2812.35069029425" calcext:value-type="float">
            <text:p>2812.35069029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6]+1" office:value-type="float" office:value="27" calcext:value-type="float">
            <text:p>27</text:p>
          </table:table-cell>
          <table:table-cell table:formula="of:=[.D29]" office:value-type="float" office:value="2758" calcext:value-type="float">
            <text:p>2758</text:p>
          </table:table-cell>
          <table:table-cell table:formula="of:=[.D140]" office:value-type="float" office:value="2852.81314451861" calcext:value-type="float">
            <text:p>2852.8131445186</text:p>
          </table:table-cell>
          <table:table-cell table:formula="of:=[.D177]+[.$B$150]*[.E177]" office:value-type="float" office:value="3043.28131445186" calcext:value-type="float">
            <text:p>3043.28131445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7]+1" office:value-type="float" office:value="28" calcext:value-type="float">
            <text:p>28</text:p>
          </table:table-cell>
          <table:table-cell table:formula="of:=[.D30]" office:value-type="float" office:value="2972" calcext:value-type="float">
            <text:p>2972</text:p>
          </table:table-cell>
          <table:table-cell table:formula="of:=[.D141]" office:value-type="float" office:value="3045.23863484" calcext:value-type="float">
            <text:p>3045.23863484</text:p>
          </table:table-cell>
          <table:table-cell table:formula="of:=[.D178]+[.$B$150]*[.E178]" office:value-type="float" office:value="3276.523863484" calcext:value-type="float">
            <text:p>3276.5238634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8]+1" office:value-type="float" office:value="29" calcext:value-type="float">
            <text:p>29</text:p>
          </table:table-cell>
          <table:table-cell table:formula="of:=[.D31]" office:value-type="float" office:value="3194" calcext:value-type="float">
            <text:p>3194</text:p>
          </table:table-cell>
          <table:table-cell table:formula="of:=[.D142]" office:value-type="float" office:value="3245.21806401347" calcext:value-type="float">
            <text:p>3245.2180640135</text:p>
          </table:table-cell>
          <table:table-cell table:formula="of:=[.D179]+[.$B$150]*[.E179]" office:value-type="float" office:value="3518.52180640135" calcext:value-type="float">
            <text:p>3518.52180640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9]+1" office:value-type="float" office:value="30" calcext:value-type="float">
            <text:p>30</text:p>
          </table:table-cell>
          <table:table-cell table:formula="of:=[.D32]" office:value-type="float" office:value="3424" calcext:value-type="float">
            <text:p>3424</text:p>
          </table:table-cell>
          <table:table-cell table:formula="of:=[.D143]" office:value-type="float" office:value="3533.20793837658" calcext:value-type="float">
            <text:p>3533.2079383766</text:p>
          </table:table-cell>
          <table:table-cell table:formula="of:=[.D180]+[.$B$150]*[.E180]" office:value-type="float" office:value="3777.32079383766" calcext:value-type="float">
            <text:p>3777.32079383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80]+1" office:value-type="float" office:value="31" calcext:value-type="float">
            <text:p>31</text:p>
          </table:table-cell>
          <table:table-cell table:formula="of:=[.D33]" office:value-type="float" office:value="3662" calcext:value-type="float">
            <text:p>3662</text:p>
          </table:table-cell>
          <table:table-cell table:formula="of:=[.D144]" office:value-type="float" office:value="3712.02363822898" calcext:value-type="float">
            <text:p>3712.023638229</text:p>
          </table:table-cell>
          <table:table-cell table:formula="of:=[.D181]+[.$B$150]*[.E181]" office:value-type="float" office:value="4033.2023638229" calcext:value-type="float">
            <text:p>4033.20236382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81]+1" office:value-type="float" office:value="32" calcext:value-type="float">
            <text:p>32</text:p>
          </table:table-cell>
          <table:table-cell table:formula="of:=[.D34]" office:value-type="float" office:value="3908" calcext:value-type="float">
            <text:p>3908</text:p>
          </table:table-cell>
          <table:table-cell table:formula="of:=[.D145]" office:value-type="float" office:value="4007.21499295561" calcext:value-type="float">
            <text:p>4007.2149929556</text:p>
          </table:table-cell>
          <table:table-cell table:formula="of:=[.D182]+[.$B$150]*[.E182]" office:value-type="float" office:value="4308.72149929556" calcext:value-type="float">
            <text:p>4308.721499295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sparkt</meta:initial-creator>
    <meta:creation-date>2016-11-26T21:42:03.927859342</meta:creation-date>
    <dc:date>2016-11-26T22:13:46.012369746</dc:date>
    <dc:creator>minsparkt</dc:creator>
    <meta:editing-duration>PT31M31S</meta:editing-duration>
    <meta:editing-cycles>22</meta:editing-cycles>
    <meta:generator>LibreOffice/5.0.3.2$Linux_X86_64 LibreOffice_project/00m0$Build-2</meta:generator>
    <meta:document-statistic meta:table-count="1" meta:cell-count="46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4cm" svg:height="8.979cm" xlink:href=".." xlink:type="simple" chart:class="chart:scatter" chart:style-name="ch1">
        <chart:plot-area chart:style-name="ch2" table:cell-range-address="Sheet1.C39:Sheet1.D71" svg:x="0.319cm" svg:y="0.179cm" svg:width="15.356cm" svg:height="8.621cm">
          <chartooo:coordinate-region svg:x="1.126cm" svg:y="0.379cm" svg:width="14.177cm" svg:height="7.77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39:Sheet1.D71" chart:class="chart:scatter">
            <chart:domain table:cell-range-address="Sheet1.C39:Sheet1.C71"/>
            <chart:data-point chart:repeated="3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9:Sheet1.C71</svg:desc>
                </draw:g>
              </table:table-cell>
              <table:table-cell office:value-type="float" office:value="951.2786513153">
                <text:p>951.2786513153</text:p>
                <draw:g>
                  <svg:desc>Sheet1.D39:Sheet1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3.3770989224">
                <text:p>133.3770989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0.1219819568">
                <text:p>100.1219819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64.8270638191">
                <text:p>564.8270638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56.7806728212">
                <text:p>756.7806728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77.6738073276">
                <text:p>177.6738073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60.2461208285">
                <text:p>260.2461208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34.6304139689">
                <text:p>734.6304139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38.577484477">
                <text:p>838.5774844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66.521996735">
                <text:p>866.521996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90.2806120919">
                <text:p>290.2806120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67.7567570637">
                <text:p>367.75675706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3.9080962561">
                <text:p>63.9080962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85.6873536309">
                <text:p>885.6873536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59.1889113342">
                <text:p>859.1889113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37.8107554804">
                <text:p>737.81075548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40.9224096489">
                <text:p>440.92240964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34.8075699738">
                <text:p>534.80756997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97.4631914329">
                <text:p>997.4631914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83.7373790958">
                <text:p>483.7373790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4.6911064014">
                <text:p>44.6911064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29.6964002416">
                <text:p>829.6964002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61.5008603185">
                <text:p>161.5008603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90.7898902802">
                <text:p>190.78989028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65.6816830476">
                <text:p>565.68168304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77.6659723362">
                <text:p>777.6659723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15.069029425">
                <text:p>415.0690294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48.1314451861">
                <text:p>848.1314451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32.3863484">
                <text:p>632.38634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12.1806401347">
                <text:p>412.18064013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92.0793837658">
                <text:p>992.07938376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00.2363822898">
                <text:p>400.23638228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92.1499295561">
                <text:p>892.14992955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scatter" chart:style-name="ch1">
        <chart:plot-area chart:style-name="ch2" table:cell-range-address="Sheet1.C2:Sheet1.D34" svg:x="0.319cm" svg:y="0.18cm" svg:width="15.356cm" svg:height="8.646cm">
          <chartooo:coordinate-region svg:x="1.311cm" svg:y="0.38cm" svg:width="14.177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34" chart:class="chart:scatter">
            <chart:domain table:cell-range-address="Sheet1.C2:Sheet1.C34"/>
            <chart:data-point chart:repeated="3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34</svg:desc>
                </draw:g>
              </table:table-cell>
              <table:table-cell office:value-type="float" office:value="4">
                <text:p>4</text:p>
                <draw:g>
                  <svg:desc>Sheet1.D2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908">
                <text:p>39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2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4cm" svg:y="4.201cm" style:legend-expansion="high" chart:style-name="ch2"/>
        <chart:plot-area chart:style-name="ch3" table:cell-range-address="Sheet1.C76:Sheet1.D108" svg:x="0.32cm" svg:y="0.18cm" svg:width="13.254cm" svg:height="8.64cm">
          <chartooo:coordinate-region svg:x="1.127cm" svg:y="0.379cm" svg:width="12.07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76:Sheet1.D108" chart:class="chart:scatter">
            <chart:domain table:cell-range-address="Sheet1.C76:Sheet1.C108"/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76:Sheet1.C108</svg:desc>
                </draw:g>
              </table:table-cell>
              <table:table-cell office:value-type="float" office:value="105.12786513153">
                <text:p>105.12786513153</text:p>
                <draw:g>
                  <svg:desc>Sheet1.D76:Sheet1.D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33770989224">
                <text:p>23.33770989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.01219819568">
                <text:p>20.01219819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6.48270638191">
                <text:p>66.48270638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5.67806728212">
                <text:p>85.67806728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7.76738073276">
                <text:p>27.76738073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6.02461208285">
                <text:p>36.02461208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3.46304139689">
                <text:p>83.46304139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3.8577484477">
                <text:p>93.85774844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6.6521996735">
                <text:p>96.6521996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9.02806120919">
                <text:p>39.02806120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6.77567570637">
                <text:p>46.775675706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.39080962561">
                <text:p>16.39080962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8.56873536309">
                <text:p>98.56873536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5.91889113342">
                <text:p>95.91889113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3.78107554804">
                <text:p>83.781075548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4.09224096489">
                <text:p>54.092240964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3.48075699738">
                <text:p>63.480756997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9.74631914329">
                <text:p>109.74631914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8.37373790958">
                <text:p>58.37373790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4.46911064014">
                <text:p>14.46911064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2.96964002416">
                <text:p>92.96964002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6.15008603185">
                <text:p>26.15008603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9.07898902802">
                <text:p>29.078989028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6.56816830476">
                <text:p>66.568168304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7.76659723362">
                <text:p>87.76659723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1.5069029425">
                <text:p>51.50690294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4.81314451861">
                <text:p>94.81314451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3.23863484">
                <text:p>73.238634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1.21806401347">
                <text:p>51.218064013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9.20793837658">
                <text:p>109.207938376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0.02363822898">
                <text:p>50.023638228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9.21499295561">
                <text:p>99.214992955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1cm" svg:height="8.994cm" xlink:href=".." xlink:type="simple" chart:class="chart:scatter" chart:style-name="ch1">
        <chart:plot-area chart:style-name="ch2" table:cell-range-address="Sheet1.C113:Sheet1.D145" svg:x="0.32cm" svg:y="0.179cm" svg:width="15.371cm" svg:height="8.636cm">
          <chartooo:coordinate-region svg:x="1.312cm" svg:y="0.378cm" svg:width="14.192cm" svg:height="7.7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113:Sheet1.D145" chart:class="chart:scatter">
            <chart:domain table:cell-range-address="Sheet1.C113:Sheet1.C145"/>
            <chart:data-point chart:repeated="3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13:Sheet1.C145</svg:desc>
                </draw:g>
              </table:table-cell>
              <table:table-cell office:value-type="float" office:value="109.12786513153">
                <text:p>109.12786513153</text:p>
                <draw:g>
                  <svg:desc>Sheet1.D113:Sheet1.D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33770989224">
                <text:p>25.33770989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8.01219819568">
                <text:p>28.01219819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8.48270638191">
                <text:p>88.48270638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9.67806728212">
                <text:p>129.67806728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1.76738073276">
                <text:p>101.76738073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8.02461208285">
                <text:p>148.02461208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41.46304139689">
                <text:p>241.46304139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05.8577484477">
                <text:p>305.85774844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70.6521996735">
                <text:p>370.6521996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83.02806120919">
                <text:p>383.02806120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68.77567570637">
                <text:p>468.775675706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4.39080962561">
                <text:p>524.39080962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00.56873536309">
                <text:p>700.56873536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9.91889113342">
                <text:p>799.91889113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97.78107554804">
                <text:p>897.781075548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86.09224096489">
                <text:p>986.092240964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21.48075699738">
                <text:p>1121.480756997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301.74631914329">
                <text:p>1301.74631914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92.37373790958">
                <text:p>1392.37373790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498.46911064014">
                <text:p>1498.46911064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734.96964002416">
                <text:p>1734.96964002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34.15008603185">
                <text:p>1834.15008603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11.07898902802">
                <text:p>2011.078989028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230.56816830476">
                <text:p>2230.568168304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41.76659723362">
                <text:p>2441.76659723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03.5069029425">
                <text:p>2603.50690294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852.81314451861">
                <text:p>2852.81314451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045.23863484">
                <text:p>3045.238634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245.21806401347">
                <text:p>3245.218064013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533.20793837658">
                <text:p>3533.207938376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712.02363822898">
                <text:p>3712.023638228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007.21499295561">
                <text:p>4007.214992955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4cm" xlink:href=".." xlink:type="simple" chart:class="chart:scatter" chart:style-name="ch1">
        <chart:plot-area chart:style-name="ch2" table:cell-range-address="Sheet1.C150:Sheet1.F182" svg:x="0.32cm" svg:y="0.179cm" svg:width="15.371cm" svg:height="8.636cm">
          <chartooo:coordinate-region svg:x="1.312cm" svg:y="0.378cm" svg:width="14.192cm" svg:height="7.7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150:Sheet1.D182" chart:class="chart:scatter">
            <chart:domain table:cell-range-address="Sheet1.C150:Sheet1.C182"/>
            <chart:data-point chart:repeated="33"/>
          </chart:series>
          <chart:series chart:style-name="ch6" chart:values-cell-range-address="Sheet1.E150:Sheet1.E182" chart:class="chart:scatter">
            <chart:data-point chart:repeated="33"/>
          </chart:series>
          <chart:series chart:style-name="ch7" chart:values-cell-range-address="Sheet1.F150:Sheet1.F182" chart:class="chart:scatter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50:Sheet1.C182</svg:desc>
                </draw:g>
              </table:table-cell>
              <table:table-cell office:value-type="float" office:value="4">
                <text:p>4</text:p>
                <draw:g>
                  <svg:desc>Sheet1.D150:Sheet1.D182</svg:desc>
                </draw:g>
              </table:table-cell>
              <table:table-cell office:value-type="float" office:value="109.12786513153">
                <text:p>109.12786513153</text:p>
                <draw:g>
                  <svg:desc>Sheet1.E150:Sheet1.E182</svg:desc>
                </draw:g>
              </table:table-cell>
              <table:table-cell office:value-type="float" office:value="14.912786513153">
                <text:p>14.912786513153</text:p>
                <draw:g>
                  <svg:desc>Sheet1.F150:Sheet1.F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.33770989224">
                <text:p>25.33770989224</text:p>
              </table:table-cell>
              <table:table-cell office:value-type="float" office:value="4.533770989224">
                <text:p>4.533770989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8.01219819568">
                <text:p>28.01219819568</text:p>
              </table:table-cell>
              <table:table-cell office:value-type="float" office:value="10.801219819568">
                <text:p>10.801219819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88.48270638191">
                <text:p>88.48270638191</text:p>
              </table:table-cell>
              <table:table-cell office:value-type="float" office:value="30.848270638191">
                <text:p>30.848270638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129.67806728212">
                <text:p>129.67806728212</text:p>
              </table:table-cell>
              <table:table-cell office:value-type="float" office:value="56.967806728212">
                <text:p>56.967806728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4">
                <text:p>74</text:p>
              </table:table-cell>
              <table:table-cell office:value-type="float" office:value="101.76738073276">
                <text:p>101.76738073276</text:p>
              </table:table-cell>
              <table:table-cell office:value-type="float" office:value="84.176738073276">
                <text:p>84.176738073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2">
                <text:p>112</text:p>
              </table:table-cell>
              <table:table-cell office:value-type="float" office:value="148.02461208285">
                <text:p>148.02461208285</text:p>
              </table:table-cell>
              <table:table-cell office:value-type="float" office:value="126.802461208285">
                <text:p>126.802461208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8">
                <text:p>158</text:p>
              </table:table-cell>
              <table:table-cell office:value-type="float" office:value="241.46304139689">
                <text:p>241.46304139689</text:p>
              </table:table-cell>
              <table:table-cell office:value-type="float" office:value="182.146304139689">
                <text:p>182.146304139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12">
                <text:p>212</text:p>
              </table:table-cell>
              <table:table-cell office:value-type="float" office:value="305.8577484477">
                <text:p>305.8577484477</text:p>
              </table:table-cell>
              <table:table-cell office:value-type="float" office:value="242.58577484477">
                <text:p>242.585774844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74">
                <text:p>274</text:p>
              </table:table-cell>
              <table:table-cell office:value-type="float" office:value="370.6521996735">
                <text:p>370.6521996735</text:p>
              </table:table-cell>
              <table:table-cell office:value-type="float" office:value="311.06521996735">
                <text:p>311.06521996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44">
                <text:p>344</text:p>
              </table:table-cell>
              <table:table-cell office:value-type="float" office:value="383.02806120919">
                <text:p>383.02806120919</text:p>
              </table:table-cell>
              <table:table-cell office:value-type="float" office:value="382.302806120919">
                <text:p>382.302806120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22">
                <text:p>422</text:p>
              </table:table-cell>
              <table:table-cell office:value-type="float" office:value="468.77567570637">
                <text:p>468.77567570637</text:p>
              </table:table-cell>
              <table:table-cell office:value-type="float" office:value="468.877567570637">
                <text:p>468.8775675706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08">
                <text:p>508</text:p>
              </table:table-cell>
              <table:table-cell office:value-type="float" office:value="524.39080962561">
                <text:p>524.39080962561</text:p>
              </table:table-cell>
              <table:table-cell office:value-type="float" office:value="560.439080962561">
                <text:p>560.439080962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02">
                <text:p>602</text:p>
              </table:table-cell>
              <table:table-cell office:value-type="float" office:value="700.56873536309">
                <text:p>700.56873536309</text:p>
              </table:table-cell>
              <table:table-cell office:value-type="float" office:value="672.056873536309">
                <text:p>672.056873536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04">
                <text:p>704</text:p>
              </table:table-cell>
              <table:table-cell office:value-type="float" office:value="799.91889113342">
                <text:p>799.91889113342</text:p>
              </table:table-cell>
              <table:table-cell office:value-type="float" office:value="783.991889113342">
                <text:p>783.991889113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14">
                <text:p>814</text:p>
              </table:table-cell>
              <table:table-cell office:value-type="float" office:value="897.78107554804">
                <text:p>897.78107554804</text:p>
              </table:table-cell>
              <table:table-cell office:value-type="float" office:value="903.778107554804">
                <text:p>903.7781075548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32">
                <text:p>932</text:p>
              </table:table-cell>
              <table:table-cell office:value-type="float" office:value="986.09224096489">
                <text:p>986.09224096489</text:p>
              </table:table-cell>
              <table:table-cell office:value-type="float" office:value="1030.60922409649">
                <text:p>1030.609224096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58">
                <text:p>1058</text:p>
              </table:table-cell>
              <table:table-cell office:value-type="float" office:value="1121.48075699738">
                <text:p>1121.48075699738</text:p>
              </table:table-cell>
              <table:table-cell office:value-type="float" office:value="1170.14807569974">
                <text:p>1170.14807569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92">
                <text:p>1192</text:p>
              </table:table-cell>
              <table:table-cell office:value-type="float" office:value="1301.74631914329">
                <text:p>1301.74631914329</text:p>
              </table:table-cell>
              <table:table-cell office:value-type="float" office:value="1322.17463191433">
                <text:p>1322.174631914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34">
                <text:p>1334</text:p>
              </table:table-cell>
              <table:table-cell office:value-type="float" office:value="1392.37373790958">
                <text:p>1392.37373790958</text:p>
              </table:table-cell>
              <table:table-cell office:value-type="float" office:value="1473.23737379096">
                <text:p>1473.237373790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484">
                <text:p>1484</text:p>
              </table:table-cell>
              <table:table-cell office:value-type="float" office:value="1498.46911064014">
                <text:p>1498.46911064014</text:p>
              </table:table-cell>
              <table:table-cell office:value-type="float" office:value="1633.84691106401">
                <text:p>1633.846911064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642">
                <text:p>1642</text:p>
              </table:table-cell>
              <table:table-cell office:value-type="float" office:value="1734.96964002416">
                <text:p>1734.96964002416</text:p>
              </table:table-cell>
              <table:table-cell office:value-type="float" office:value="1815.49696400242">
                <text:p>1815.496964002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08">
                <text:p>1808</text:p>
              </table:table-cell>
              <table:table-cell office:value-type="float" office:value="1834.15008603185">
                <text:p>1834.15008603185</text:p>
              </table:table-cell>
              <table:table-cell office:value-type="float" office:value="1991.41500860319">
                <text:p>1991.415008603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982">
                <text:p>1982</text:p>
              </table:table-cell>
              <table:table-cell office:value-type="float" office:value="2011.07898902802">
                <text:p>2011.07898902802</text:p>
              </table:table-cell>
              <table:table-cell office:value-type="float" office:value="2183.1078989028">
                <text:p>2183.10789890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164">
                <text:p>2164</text:p>
              </table:table-cell>
              <table:table-cell office:value-type="float" office:value="2230.56816830476">
                <text:p>2230.56816830476</text:p>
              </table:table-cell>
              <table:table-cell office:value-type="float" office:value="2387.05681683048">
                <text:p>2387.056816830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354">
                <text:p>2354</text:p>
              </table:table-cell>
              <table:table-cell office:value-type="float" office:value="2441.76659723362">
                <text:p>2441.76659723362</text:p>
              </table:table-cell>
              <table:table-cell office:value-type="float" office:value="2598.17665972336">
                <text:p>2598.17665972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52">
                <text:p>2552</text:p>
              </table:table-cell>
              <table:table-cell office:value-type="float" office:value="2603.5069029425">
                <text:p>2603.5069029425</text:p>
              </table:table-cell>
              <table:table-cell office:value-type="float" office:value="2812.35069029425">
                <text:p>2812.350690294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58">
                <text:p>2758</text:p>
              </table:table-cell>
              <table:table-cell office:value-type="float" office:value="2852.81314451861">
                <text:p>2852.81314451861</text:p>
              </table:table-cell>
              <table:table-cell office:value-type="float" office:value="3043.28131445186">
                <text:p>3043.281314451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972">
                <text:p>2972</text:p>
              </table:table-cell>
              <table:table-cell office:value-type="float" office:value="3045.23863484">
                <text:p>3045.23863484</text:p>
              </table:table-cell>
              <table:table-cell office:value-type="float" office:value="3276.523863484">
                <text:p>3276.5238634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194">
                <text:p>3194</text:p>
              </table:table-cell>
              <table:table-cell office:value-type="float" office:value="3245.21806401347">
                <text:p>3245.21806401347</text:p>
              </table:table-cell>
              <table:table-cell office:value-type="float" office:value="3518.52180640135">
                <text:p>3518.521806401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424">
                <text:p>3424</text:p>
              </table:table-cell>
              <table:table-cell office:value-type="float" office:value="3533.20793837658">
                <text:p>3533.20793837658</text:p>
              </table:table-cell>
              <table:table-cell office:value-type="float" office:value="3777.32079383766">
                <text:p>3777.320793837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662">
                <text:p>3662</text:p>
              </table:table-cell>
              <table:table-cell office:value-type="float" office:value="3712.02363822898">
                <text:p>3712.02363822898</text:p>
              </table:table-cell>
              <table:table-cell office:value-type="float" office:value="4033.2023638229">
                <text:p>4033.20236382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908">
                <text:p>3908</text:p>
              </table:table-cell>
              <table:table-cell office:value-type="float" office:value="4007.21499295561">
                <text:p>4007.21499295561</text:p>
              </table:table-cell>
              <table:table-cell office:value-type="float" office:value="4308.72149929556">
                <text:p>4308.721499295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